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dbae" officeooo:paragraph-rsid="000edbae"/>
    </style:style>
    <style:style style:name="P2" style:family="paragraph" style:parent-style-name="Text_20_body">
      <style:paragraph-properties fo:text-align="end" style:justify-single-word="false"/>
      <style:text-properties officeooo:rsid="000edbae" officeooo:paragraph-rsid="000edbae"/>
    </style:style>
    <style:style style:name="P3" style:family="paragraph" style:parent-style-name="Text_20_body">
      <style:paragraph-properties fo:text-align="center" style:justify-single-word="false"/>
      <style:text-properties officeooo:rsid="000edbae" officeooo:paragraph-rsid="000edbae"/>
    </style:style>
    <style:style style:name="P4" style:family="paragraph" style:parent-style-name="Text_20_body">
      <style:paragraph-properties fo:text-align="center" style:justify-single-word="false"/>
      <style:text-properties style:text-position="0% 100%" style:text-underline-style="none" officeooo:rsid="000f68a2" officeooo:paragraph-rsid="000edbae"/>
    </style:style>
    <style:style style:name="P5" style:family="paragraph" style:parent-style-name="Heading_20_1">
      <style:text-properties style:text-position="0% 100%" style:text-underline-style="none" officeooo:paragraph-rsid="000fe27b"/>
    </style:style>
    <style:style style:name="T1" style:family="text">
      <style:text-properties style:text-position="super 58%" officeooo:rsid="000f68a2"/>
    </style:style>
    <style:style style:name="T2" style:family="text">
      <style:text-properties style:text-position="0% 100%" style:text-underline-style="none" officeooo:rsid="000f6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sign Docu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Revo</text:p>
      <text:p text:style-name="P2"/>
      <text:p text:style-name="P2"/>
      <text:p text:style-name="P2"/>
      <text:p text:style-name="P2"/>
      <text:p text:style-name="P2"/>
      <text:p text:style-name="P2">Prepared by RevoTeam</text:p>
      <text:p text:style-name="P2">Manh Nguyen Tien</text:p>
      <text:p text:style-name="P2">Hiep Hoang 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<text:span text:style-name="T1">th</text:span> <text:span text:style-name="T2">June, 2017</text:span></text:p>
      <text:p text:style-name="P4"/>
      <text:h text:style-name="P5" text:outline-level="1"><text:soft-page-break/>References</text:h>
      <text:p text:style-name="Text_20_body">1016-2009 - IEEE Standard for Information Technology--Systems Design--Software Design Descriptions</text:p>
      <text:h text:style-name="Heading_20_1" text:outline-level="1">1. Overview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48:31.713180737</meta:creation-date>
    <meta:generator>LibreOffice/5.1.6.2$Linux_X86_64 LibreOffice_project/10m0$Build-2</meta:generator>
    <dc:date>2017-06-28T23:13:11.039958829</dc:date>
    <meta:editing-duration>PT15M14S</meta:editing-duration>
    <meta:editing-cycles>5</meta:editing-cycles>
    <meta:document-statistic meta:table-count="0" meta:image-count="0" meta:object-count="0" meta:page-count="2" meta:paragraph-count="9" meta:word-count="31" meta:character-count="211" meta:non-whitespace-character-count="191"/>
  </office:meta>
</office:document-meta>
</file>